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849d76" officeooo:paragraph-rsid="00849d76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49d76" officeooo:paragraph-rsid="0071d1b0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49d7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5b60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officeooo:rsid="00849d76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86cbba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873c85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officeooo:rsid="0030f4a0" officeooo:paragraph-rsid="0030f4a0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49d76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fo:font-style="italic" officeooo:rsid="0025fac5" style:font-style-asian="italic" style:font-style-complex="italic"/>
    </style:style>
    <style:style style:name="T7" style:family="text">
      <style:text-properties officeooo:rsid="0086cbba"/>
    </style:style>
    <style:style style:name="T8" style:family="text">
      <style:text-properties officeooo:rsid="00873c85"/>
    </style:style>
    <style:style style:name="T9" style:family="text">
      <style:text-properties fo:font-style="normal" officeooo:rsid="0025fac5" style:font-style-asian="normal" style:font-style-complex="normal"/>
    </style:style>
    <style:style style:name="T10" style:family="text">
      <style:text-properties fo:font-style="normal" officeooo:rsid="0086cbba" style:font-style-asian="normal" style:font-style-complex="normal"/>
    </style:style>
    <style:style style:name="T11" style:family="text">
      <style:text-properties officeooo:rsid="00878c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3"><text:span text:style-name="T2">Ex1_</text:span><text:span text:style-name="T4">3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5">Challenge</text:span> </text:p>
          </table:table-cell>
          <table:table-cell table:style-name="Table1.B2" office:value-type="string">
            <text:p text:style-name="P1">Manually Install Python-Nmap</text:p>
          </table:table-cell>
        </table:table-row>
        <table:table-row table:style-name="Table1.1">
          <table:table-cell table:style-name="Table1.A3" office:value-type="string">
            <text:p text:style-name="P12">Prereqs</text:p>
          </table:table-cell>
          <table:table-cell table:style-name="Table1.B4" office:value-type="string">
            <text:p text:style-name="P2">python-nmap-0.6.1.tar.gz</text:p>
          </table:table-cell>
        </table:table-row>
        <table:table-row table:style-name="Table1.1">
          <table:table-cell table:style-name="Table1.A3" office:value-type="string">
            <text:p text:style-name="P12">Narrative</text:p>
          </table:table-cell>
          <table:table-cell table:style-name="Table1.B4" office:value-type="string">
            <text:p text:style-name="P1">Manually install (using setup.py) the python-namp package using the tarball provided in the class repository.</text:p>
          </table:table-cell>
        </table:table-row>
        <table:table-row table:style-name="Table1.1">
          <table:table-cell table:style-name="Table1.A1" office:value-type="string">
            <text:p text:style-name="P11">Instructions</text:p>
          </table:table-cell>
          <table:table-cell table:style-name="Table1.B5" office:value-type="string">
            <text:p text:style-name="P3">Uncompress, untar, <text:span text:style-name="T7">and install</text:span> the python-nmap file from the class repository.</text:p>
            <text:p text:style-name="P4"/>
            <text:p text:style-name="P4"><text:s text:c="5"/>tar xvzf python-nmap-0.6.1.tar.gz</text:p>
            <text:p text:style-name="P4"/>
            <text:p text:style-name="P5"><text:s text:c="5"/>python setup.py --help <text:s text:c="2"/># view the options</text:p>
            <text:p text:style-name="P4"><text:span text:style-name="T6"><text:s text:c="5"/></text:span><text:span text:style-name="T9">python setup.py install -- user <text:s text:c="2"/># <text:s/>install to user’s package area <text:s text:c="3"/></text:span><text:span text:style-name="T10">(Please use this option)</text:span></text:p>
            <text:p text:style-name="P7"><text:s text:c="5"/>Create a virtualenv (call it ‘Port_scanner’ or something similar) and cd into it...</text:p>
            <text:p text:style-name="P8"><text:s text:c="5"/>From inside the virtualenv directory, run “pip install python-nmap”.</text:p>
            <text:p text:style-name="P6"><text:s text:c="5"/><text:span text:style-name="T11">Running the command ‘pip list’ should show about 4-5 modules and one should be</text:span></text:p>
            <text:p text:style-name="P6"><text:s text:c="10"/><text:span text:style-name="T8">python-nmap. <text:s/>You don’t see very many because you can’t see the system modules.</text:span></text:p>
            <text:p text:style-name="P6"/>
            <text:p text:style-name="P6"><text:s text:c="5"/><text:span text:style-name="T8">Use this virtualenv to build your port scanner (Ex2_6 – Ex2_9)</text:span></text:p>
            <text:p text:style-name="P6"><text:s text:c="5"/><text:span text:style-name="T8">If everything installed properly, running the nmap_check_v2.pyc script should provide a flag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6</meta:editing-cycles>
    <meta:creation-date>2016-06-29T12:46:00</meta:creation-date>
    <dc:date>2016-10-20T20:46:14.984969457</dc:date>
    <meta:editing-duration>PT12H30M22S</meta:editing-duration>
    <meta:generator>LibreOffice/4.3.3.2$Linux_X86_64 LibreOffice_project/430m0$Build-2</meta:generator>
    <dc:creator>student </dc:creator>
    <meta:document-statistic meta:table-count="1" meta:image-count="0" meta:object-count="0" meta:page-count="1" meta:paragraph-count="19" meta:word-count="136" meta:character-count="991" meta:non-whitespace-character-count="814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